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e13a3" officeooo:paragraph-rsid="001e13a3"/>
    </style:style>
    <style:style style:name="P2" style:family="paragraph" style:parent-style-name="Standard">
      <style:text-properties officeooo:rsid="00226063"/>
    </style:style>
    <style:style style:name="P3" style:family="paragraph" style:parent-style-name="Standard">
      <style:text-properties officeooo:rsid="0027c867" officeooo:paragraph-rsid="0027c867"/>
    </style:style>
    <style:style style:name="P4" style:family="paragraph" style:parent-style-name="Standard">
      <style:text-properties officeooo:rsid="00365899" officeooo:paragraph-rsid="00365899"/>
    </style:style>
    <style:style style:name="P5" style:family="paragraph" style:parent-style-name="Standard">
      <style:text-properties officeooo:rsid="00365899" officeooo:paragraph-rsid="00413408"/>
    </style:style>
    <style:style style:name="T1" style:family="text">
      <style:text-properties officeooo:rsid="001e13a3"/>
    </style:style>
    <style:style style:name="T2" style:family="text">
      <style:text-properties officeooo:rsid="001ffb74"/>
    </style:style>
    <style:style style:name="T3" style:family="text">
      <style:text-properties officeooo:rsid="0020ccb7"/>
    </style:style>
    <style:style style:name="T4" style:family="text">
      <style:text-properties officeooo:rsid="00226063"/>
    </style:style>
    <style:style style:name="T5" style:family="text">
      <style:text-properties officeooo:rsid="00238b05"/>
    </style:style>
    <style:style style:name="T6" style:family="text">
      <style:text-properties officeooo:rsid="0028fd57"/>
    </style:style>
    <style:style style:name="T7" style:family="text">
      <style:text-properties officeooo:rsid="0029710f"/>
    </style:style>
    <style:style style:name="T8" style:family="text">
      <style:text-properties officeooo:rsid="002ad7fd"/>
    </style:style>
    <style:style style:name="T9" style:family="text">
      <style:text-properties officeooo:rsid="002ccbf7"/>
    </style:style>
    <style:style style:name="T10" style:family="text">
      <style:text-properties officeooo:rsid="00303236"/>
    </style:style>
    <style:style style:name="T11" style:family="text">
      <style:text-properties officeooo:rsid="00347e62"/>
    </style:style>
    <style:style style:name="T12" style:family="text">
      <style:text-properties officeooo:rsid="003827b3"/>
    </style:style>
    <style:style style:name="T13" style:family="text">
      <style:text-properties officeooo:rsid="00408c5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or EC core developers</text:p>
      <text:p text:style-name="P4"/>
      <text:p text:style-name="P5">Your participation is highly <text:span text:style-name="T12">admired to grow EC till this time. Without you, EC won’t be like this EC. Your new ideas blessed EC to grow and so on. But to standardize EC as it is we have to play inside some boundaries in some situations. Even 90% of my ideas were sent to the garbage collection according to the others choice. So don’t be upset if your ideas have not taken. Please be with us and help to grow EC as you wish. </text:span></text:p>
      <text:p text:style-name="P4"/>
      <text:p text:style-name="P3">He<text:span text:style-name="T7">re</text:span> we are not attempt to create a wholly new programming language. We always <text:span text:style-name="T9">try to</text:span> stick with the standard C language <text:span text:style-name="T7">versions</text:span>. EC is just a convention to use C language in <text:span text:style-name="T7">an </text:span>easy way. <text:span text:style-name="T6">W</text:span>ithout breaking <text:span text:style-name="T13">the</text:span> <text:span text:style-name="T11">rules</text:span> <text:span text:style-name="T6">w</text:span>e <text:span text:style-name="T10">always </text:span>try to <text:span text:style-name="T8">stay</text:span> <text:span text:style-name="T7">inside these boundary to </text:span>full fill the following rules.</text:p>
      <text:p text:style-name="P3"/>
      <text:p text:style-name="P1">EC 7 Rules</text:p>
      <text:p text:style-name="P1"/>
      <text:p text:style-name="Standard"><text:span text:style-name="T4">1. </text:span>High <text:span text:style-name="T1">p</text:span>erformance <text:span text:style-name="T1">is a must</text:span></text:p>
      <text:p text:style-name="P1"><text:span text:style-name="T4">2. </text:span>Easy to use is a must</text:p>
      <text:p text:style-name="P2">3. Simpl<text:span text:style-name="T5">e to understand</text:span> is a must</text:p>
      <text:p text:style-name="P1"><text:span text:style-name="T4">4. </text:span>Clean and clear <text:span text:style-name="T2">code is a must</text:span></text:p>
      <text:p text:style-name="P1"><text:span text:style-name="T4">5. Able to do</text:span> <text:span text:style-name="T2">any</text:span>thing <text:span text:style-name="T2">is a must</text:span></text:p>
      <text:p text:style-name="P1"><text:span text:style-name="T4">6. Un</text:span>br<text:span text:style-name="T3">oken</text:span> standard <text:span text:style-name="T2">is a must</text:span></text:p>
      <text:p text:style-name="P1"><text:span text:style-name="T4">7. B</text:span>r<text:span text:style-name="T2">eaking these</text:span> rules for a good reason <text:span text:style-name="T2">is a mus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06T10:16:21.131251497</meta:creation-date>
    <dc:date>2021-08-01T05:59:18.497439263</dc:date>
    <meta:editing-duration>PT42M</meta:editing-duration>
    <meta:editing-cycles>22</meta:editing-cycles>
    <meta:generator>LibreOffice/6.4.7.2$Linux_X86_64 LibreOffice_project/40$Build-2</meta:generator>
    <meta:document-statistic meta:table-count="0" meta:image-count="0" meta:object-count="0" meta:page-count="1" meta:paragraph-count="11" meta:word-count="198" meta:character-count="983" meta:non-whitespace-character-count="795"/>
  </office:meta>
</office:document-meta>
</file>